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A90000002B707D14787E6F52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2022" officeooo:paragraph-rsid="000b2022"/>
    </style:style>
    <style:style style:name="P2" style:family="paragraph" style:parent-style-name="Standard">
      <style:text-properties fo:font-weight="bold" officeooo:rsid="000b2022" officeooo:paragraph-rsid="000b2022" style:font-weight-asian="bold" style:font-weight-complex="bold"/>
    </style:style>
    <style:style style:name="P3" style:family="paragraph" style:parent-style-name="Standard">
      <style:text-properties fo:font-size="20pt" fo:font-weight="bold" officeooo:rsid="000b2022" officeooo:paragraph-rsid="000b2022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ce7c5" officeooo:paragraph-rsid="000e60b1"/>
    </style:style>
    <style:style style:name="P5" style:family="paragraph" style:parent-style-name="Standard" style:list-style-name="L1">
      <style:text-properties officeooo:rsid="000b2022" officeooo:paragraph-rsid="000b2022"/>
    </style:style>
    <style:style style:name="P6" style:family="paragraph" style:parent-style-name="Standard">
      <style:text-properties fo:font-weight="bold" officeooo:rsid="000ce7c5" officeooo:paragraph-rsid="000e60b1" style:font-weight-asian="bold" style:font-weight-complex="bold"/>
    </style:style>
    <style:style style:name="P7" style:family="paragraph" style:parent-style-name="Standard">
      <style:text-properties fo:font-weight="bold" officeooo:rsid="000ff5eb" officeooo:paragraph-rsid="000ff5eb" style:font-weight-asian="bold" style:font-weight-complex="bold"/>
    </style:style>
    <style:style style:name="P8" style:family="paragraph" style:parent-style-name="Standard">
      <style:paragraph-properties fo:break-before="page"/>
      <style:text-properties fo:font-size="18pt" fo:font-weight="bold" officeooo:rsid="000ff5eb" officeooo:paragraph-rsid="000ff5eb" style:font-weight-asian="bold" style:font-weight-complex="bold"/>
    </style:style>
    <style:style style:name="P9" style:family="paragraph" style:parent-style-name="Standard"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6pt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text-position="0% 100%" fo:font-size="16pt" fo:font-style="normal" fo:font-weight="bold" officeooo:rsid="000ffafc" officeooo:paragraph-rsid="000ffafc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6pt" fo:font-style="normal" fo:font-weight="bold" officeooo:rsid="000ffafc" officeooo:paragraph-rsid="000ffafc" style:font-style-asian="normal" style:font-weight-asian="bold" style:font-style-complex="normal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style:text-position="0% 100%" fo:font-size="16pt" fo:font-style="normal" fo:font-weight="bold" officeooo:rsid="000ffafc" officeooo:paragraph-rsid="000ffafc" style:font-style-asian="normal" style:font-weight-asian="bold" style:font-style-complex="normal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style:text-position="0% 100%" fo:font-size="16pt" fo:font-style="normal" fo:font-weight="bold" officeooo:rsid="000ffafc" officeooo:paragraph-rsid="000ffafc" style:font-style-asian="normal" style:font-weight-asian="bold" style:font-style-complex="normal" style:font-weight-complex="bold"/>
    </style:style>
    <style:style style:name="P22" style:family="paragraph" style:parent-style-name="Standard" style:list-style-name="L6">
      <style:paragraph-properties fo:text-align="start" style:justify-single-word="false"/>
      <style:text-properties style:text-position="0% 100%" fo:font-size="16pt" fo:font-style="normal" fo:font-weight="bold" officeooo:rsid="000ffafc" officeooo:paragraph-rsid="000ffafc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0b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60b1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8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fo:font-size="14pt" fo:font-weight="normal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size="14pt" style:font-name-asian="Liberation Serif" style:font-name-complex="Liberation Serif"/>
    </style:style>
    <style:style style:name="T11" style:family="text">
      <style:text-properties style:font-name="Liberation Serif1" fo:font-weight="normal" style:font-name-asian="DejaVu Sans" style:font-weight-asian="normal" style:font-name-complex="FreeSans1" style:font-weight-complex="normal"/>
    </style:style>
    <style:style style:name="T12" style:family="text">
      <style:text-properties style:text-position="sub 58%" style:font-name="Liberation Serif" style:font-name-asian="Liberation Serif" style:font-name-complex="Liberation Serif"/>
    </style:style>
    <style:style style:name="T13" style:family="text">
      <style:text-properties style:text-position="0% 100%" style:font-name="Liberation Serif" style:font-name-asian="Liberation Serif" style:font-name-complex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09in" fo:text-indent="-0.25in" fo:margin-left="0.69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09in" fo:text-indent="-0.25in" fo:margin-left="0.94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09in" fo:text-indent="-0.25in" fo:margin-left="1.19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09in" fo:text-indent="-0.25in" fo:margin-left="1.44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09in" fo:text-indent="-0.25in" fo:margin-left="1.69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09in" fo:text-indent="-0.25in" fo:margin-left="1.94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09in" fo:text-indent="-0.25in" fo:margin-left="2.19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09in" fo:text-indent="-0.25in" fo:margin-left="2.44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09in" fo:text-indent="-0.25in" fo:margin-left="2.69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09in" fo:text-indent="-0.25in" fo:margin-left="2.9409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tystyka</text:p>
      <text:p text:style-name="P2"/>
      <text:p text:style-name="P1"><text:span text:style-name="T1">Defenicja </text:span>– nauka, której przedmiotem zainteresowania są metody pozyskiwania i prezentacji, a przede wszystkim analizy danych opisujących zjawiska, w tym masowe. </text:p>
      <text:p text:style-name="P2"/>
      <text:p text:style-name="P2">Funkcje statystyki:</text:p>
      <text:list text:style-name="L1">
        <text:list-item>
          <text:p text:style-name="P5">Informacyjna </text:p>
        </text:list-item>
        <text:list-item>
          <text:p text:style-name="P5">Analityczna</text:p>
        </text:list-item>
        <text:list-item>
          <text:p text:style-name="P5">Prognostyczna</text:p>
          <text:p text:style-name="P5"/>
        </text:list-item>
      </text:list>
      <text:p text:style-name="P4"><text:span text:style-name="T1">Zbiorowość statystyczna </text:span>– zbór dowolnych elementów podobnych, ale nie identycznych/ Może być <text:span text:style-name="T1">generalną</text:span><text:span text:style-name="T3"> (wszyskie elementy) i </text:span><text:span text:style-name="T1">probną </text:span><text:span text:style-name="T3">(wybrane elementy)</text:span><text:span text:style-name="T1">.</text:span><text:span text:style-name="T2"> </text:span><text:span text:style-name="T4">Elementem z</text:span><text:span text:style-name="T3">biorowoś</text:span><text:span text:style-name="T4">ci</text:span><text:span text:style-name="T3"> statystyczn</text:span><text:span text:style-name="T4">ej jest </text:span><text:span text:style-name="T2">jednostka </text:span><text:span text:style-name="T1">statystyczna.</text:span></text:p>
      <text:p text:style-name="P6"/>
      <text:p text:style-name="P8">Budowa szeregów przedziałowych</text:p>
      <text:p text:style-name="P7">Etap I</text:p>
      <text:p text:style-name="P9">Porządkowanie – <text:span text:style-name="T5">ustawianie wartości wg kolejności rosnącej.</text:span></text:p>
      <text:p text:style-name="P10">Ustalenie liczby przedziałów k, <text:span text:style-name="T5">na które podzielony zostanie pierwotny szereg wyliczający, na podstawie wzrorów:</text:span></text:p>
      <text:p text:style-name="P11"><text:span text:style-name="T7">k ~= √</text:span><text:span text:style-name="T11">n</text:span></text:p>
      <text:p text:style-name="P11"><text:span text:style-name="T7">k ~= 1 + 3.322log </text:span><text:span text:style-name="T8">n</text:span></text:p>
      <text:p text:style-name="P11"><text:span text:style-name="T7">k ~= 5log </text:span><text:span text:style-name="T8">n</text:span></text:p>
      <text:p text:style-name="P13"><text:span text:style-name="T6">Etap II</text:span></text:p>
      <text:p text:style-name="P13"><text:span text:style-name="T6">Określenie rozpiętości R wyjściowego szeregu wyliczającego:</text:span></text:p>
      <text:p text:style-name="P12"><text:span text:style-name="T6">R = X</text:span><text:span text:style-name="T12">max </text:span><text:span text:style-name="T13">-X</text:span><text:span text:style-name="T12">min</text:span></text:p>
      <text:p text:style-name="P12"><text:span text:style-name="T12"/></text:p>
      <text:p text:style-name="P15"><text:span text:style-name="T6">Gdzie </text:span></text:p>
      <text:list text:style-name="L3">
        <text:list-item>
          <text:p text:style-name="P16"><text:span text:style-name="T6">X</text:span><text:span text:style-name="T12">max </text:span><text:span text:style-name="T6">– Wartośc maksymalna szeregu wyliczającego</text:span></text:p>
        </text:list-item>
        <text:list-item>
          <text:p text:style-name="P16"><text:span text:style-name="T6">X</text:span><text:span text:style-name="T12">min <text:s/></text:span><text:span text:style-name="T6">– Wartośc mininalna szeregu wyliczającego</text:span></text:p>
        </text:list-item>
      </text:list>
      <text:p text:style-name="P15"><text:span text:style-name="T6">Etap III</text:span></text:p>
      <text:p text:style-name="P15"><text:span text:style-name="T6">Ustalenie rozpiętości h pojedynczej klasy szeregu przedziałowgo</text:span></text:p>
      <text:p text:style-name="P15"><text:span text:style-name="T6"/></text:p>
      <text:p text:style-name="P14"><text:span text:style-name="T6">h &gt;= R / k</text:span></text:p>
      <text:p text:style-name="P15"><text:span text:style-name="T6"/></text:p>
      <text:p text:style-name="P15"><text:span text:style-name="T6">Etap IV</text:span></text:p>
      <text:p text:style-name="P15"><text:span text:style-name="T6">Ustalenie granic przedziałów szeregu predziałowego I określenie liczby jednostek statysycznychl których wartości mieszczą się w poszczegółnych przedziałach.</text:span></text:p>
      <text:p text:style-name="P15"><text:span text:style-name="T6"/></text:p>
      <text:p text:style-name="P15"><text:span text:style-name="T6">Dołna granica pierwszego przedziału:</text:span></text:p>
      <text:p text:style-name="P14"><text:span text:style-name="T6">X</text:span><text:span text:style-name="T12">ld</text:span><text:span text:style-name="T6"> <text:s/>= X</text:span><text:span text:style-name="T12">min </text:span><text:span text:style-name="T6">– 0.5*(kh-R)</text:span></text:p>
      <text:p text:style-name="P15"><text:span text:style-name="T6"/></text:p>
      <text:p text:style-name="P15"><text:span text:style-name="T6">Górna granica pierwszego przedziału jest o h większa od dolnej granicy I jednocześnie stanowi dolną granicę kolejnego przedziału.</text:span></text:p>
      <text:p text:style-name="P14"><text:span text:style-name="T6">X</text:span><text:span text:style-name="T12">lg</text:span><text:span text:style-name="T6"> = X</text:span><text:span text:style-name="T12">ld</text:span><text:span text:style-name="T6"> + h</text:span></text:p>
      <text:p text:style-name="P14"><text:span text:style-name="T6"/></text:p>
      <text:p text:style-name="P15"><text:span text:style-name="T6"/></text:p>
      <text:p text:style-name="P17"><text:span text:style-name="T6">Charakterystyki opisowe – </text:span><text:span text:style-name="T9">watrości liczbowe, jakie pozwalają syntetyczny opsi rozkładów zmiennych ilościowych. Charakterystyki opisowe dla populacji próbnych nazywają się statystykami, a dla populacji generalnych parametrami.</text:span></text:p>
      <text:p text:style-name="P17"><text:span text:style-name="T9"/></text:p>
      <text:p text:style-name="P18"><text:span text:style-name="T10">Średnia arytmetyczna:</text:span><draw:frame draw:style-name="fr1" draw:name="Image1" text:anchor-type="char" svg:x="3.0429in" svg:y="0.0236in" svg:width="1.4083in" svg:height="0.3583in" draw:z-index="0"><draw:image xlink:href="Pictures/10000001000000A90000002B707D14787E6F52EA.png" xlink:type="simple" xlink:show="embed" xlink:actuate="onLoad" draw:mime-type="image/png"/></draw:frame></text:p>
      <text:p text:style-name="P19"><text:span text:style-name="T10">Zalety: </text:span></text:p>
      <text:list text:style-name="L6">
        <text:list-item>
          <text:p text:style-name="P22"><text:span text:style-name="T9">Prostota: łatwe do obliczenia i zrozumienia.</text:span></text:p>
        </text:list-item>
        <text:list-item>
          <text:p text:style-name="P22"><text:span text:style-name="T9">Retywności: Często odzwierciedla typową wartość w zbiorze danych.</text:span></text:p>
        </text:list-item>
        <text:list-item>
          <text:p text:style-name="P22"><text:span text:style-name="T9">Zastosowanie: Nadaje się do różnych typów danych liczbowych.</text:span></text:p>
        </text:list-item>
        <text:list-item>
          <text:p text:style-name="P22"><text:span text:style-name="T9">Właściwości matematyczne: Przydatne do analiz statystycznych.</text:span></text:p>
        </text:list-item>
      </text:list>
      <text:p text:style-name="P19"><text:span text:style-name="T10"/></text:p>
      <text:p text:style-name="P19"><text:span text:style-name="T10">Wady:</text:span></text:p>
      <text:list text:style-name="L5">
        <text:list-item>
          <text:p text:style-name="P21"><text:span text:style-name="T9">Wrażliwy dla osób odstających: zniekształcone przez ekstremalne wartości, wpływając na dokładność.</text:span></text:p>
        </text:list-item>
        <text:list-item>
          <text:p text:style-name="P21"><text:span text:style-name="T9">Dystrybucje nienarodzone: mniej dokładne dla zniekształconych lub niesymetrycznych danych.</text:span></text:p>
        </text:list-item>
        <text:list-item>
          <text:p text:style-name="P21"><text:span text:style-name="T9">Nie dla danych kategorycznych: Nie ma zastosowania do danych nienumerycznych lub zwyczajowych.</text:span></text:p>
        </text:list-item>
        <text:list-item>
          <text:p text:style-name="P21"><text:span text:style-name="T9">Niewybuchowy: może być niewiarygodny z małymi rozmiarami próbek.</text:span></text:p>
        </text:list-item>
        <text:list-item>
          <text:p text:style-name="P21"><text:span text:style-name="T9">Ograniczony wskaźnik insight: Nie dostarcza informacji o rozprzestrzenianiu danych lub zmienności. </text:span></text:p>
        </text:list-item>
      </text:list>
      <text:p text:style-name="P19"><text:span text:style-name="T9"/></text:p>
      <text:p text:style-name="P19"><text:span text:style-name="T10">Powinieneś rozważyć użycie średniej arytmetycznej (średnia), gdy: </text:span></text:p>
      <text:list text:style-name="L4">
        <text:list-item>
          <text:p text:style-name="P20"><text:span text:style-name="T9">Typ danych: Masz do czynienia z danymi numerycznymi (skala międzystawiania lub współczynnika).</text:span></text:p>
        </text:list-item>
        <text:list-item>
          <text:p text:style-name="P20"><text:span text:style-name="T9">Prostota jest kluczem: potrzebujesz prostej, łatwej do zrozumienia miary tendencji centralnej.</text:span></text:p>
        </text:list-item>
        <text:list-item>
          <text:p text:style-name="P20"><text:span text:style-name="T9">Dystrybucja danych: Dane są w przybliżeniu normalnie rozmieszczone lub symetryczne, a odstające nie są znacząco przeszkłuwane dane.</text:span></text:p>
        </text:list-item>
        <text:list-item>
          <text:p text:style-name="P20"><text:span text:style-name="T9">Wartości równoważenia: Wartości ekstremalne są zrównoważone innymi wartościami w zbiorze danych, minimalizując ich wpływ na średnią.</text:span></text:p>
        </text:list-item>
        <text:list-item>
          <text:p text:style-name="P20"><text:span text:style-name="T9">Analiza porównawcza: Chcesz porównać centralną tendencję wielu zestawów danych lub grup.</text:span></text:p>
        </text:list-item>
        <text:list-item>
          <text:p text:style-name="P20"><text:span text:style-name="T9">Obliczenia matematyczne: Środek jest potrzebny do dalszej analizy matematycznej, takiej jak obliczenia wariancji lub modele regresji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3:29:20.105445168</meta:creation-date>
    <dc:date>2023-11-06T14:11:46.746476399</dc:date>
    <meta:editing-duration>PT2H7M41S</meta:editing-duration>
    <meta:editing-cycles>7</meta:editing-cycles>
    <meta:generator>LibreOffice/7.5.8.1$Linux_X86_64 LibreOffice_project/50$Build-1</meta:generator>
    <meta:document-statistic meta:table-count="0" meta:image-count="1" meta:object-count="0" meta:page-count="3" meta:paragraph-count="50" meta:word-count="393" meta:character-count="3008" meta:non-whitespace-character-count="2669"/>
  </office:meta>
</office:document-meta>
</file>